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courier new" svg:font-family="'courier new'"/>
  </office:font-face-decls>
  <office:automatic-styles>
    <style:style style:name="P1" style:family="paragraph" style:parent-style-name="Heading_20_2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264166" loext:opacity="100%" style:font-name="Open Sans" fo:font-size="15.7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747474" loext:opacity="100%" style:font-name="Open Sans" fo:font-size="13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  <style:text-properties fo:font-variant="normal" fo:text-transform="none" fo:color="#222222" loext:opacity="100%" style:font-name="Open Sans" fo:font-size="10.5pt" fo:letter-spacing="normal" fo:font-style="normal" fo:font-weight="normal"/>
    </style:style>
    <style:style style:name="P4" style:family="paragraph" style:parent-style-name="Text_20_body" style:list-style-name="L3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  <style:text-properties fo:font-variant="normal" fo:text-transform="none" fo:color="#222222" loext:opacity="100%" style:font-name="Open Sans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line-height="160%" fo:text-align="center" style:justify-single-word="false" fo:orphans="2" fo:widows="2" fo:text-indent="0in" style:auto-text-indent="false" fo:padding="0in" fo:border="none"/>
    </style:style>
    <style:style style:name="P6" style:family="paragraph" style:parent-style-name="Text_20_body" style:list-style-name="L3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60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747474" loext:opacity="100%" style:font-name="Open Sans" fo:font-size="13.5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Open Sans" fo:font-size="10.5pt" fo:letter-spacing="normal" fo:font-style="normal" fo:font-weight="bold"/>
    </style:style>
    <style:style style:name="T4" style:family="text">
      <style:text-properties fo:font-variant="normal" fo:text-transform="none" fo:color="#333333" loext:opacity="100%" style:font-name="courier new" fo:font-size="10.5pt" fo:letter-spacing="normal" fo:font-style="normal" fo:font-weight="normal" fo:background-color="#ffffff" loext:char-shading-value="0" loext:padding="0.0193in" loext:border="0.74pt solid #dfdfdf"/>
    </style:style>
    <style:style style:name="T5" style:family="text">
      <style:text-properties officeooo:rsid="000bce74"/>
    </style:style>
    <style:style style:name="T6" style:family="text">
      <style:text-properties fo:color="#ffffff" loext:opacity="100%" style:text-line-through-style="none" style:text-line-through-type="none" style:font-name="Helvetica Neue" fo:font-size="10.5pt" style:text-underline-style="none" fo:font-weight="bold" style:text-blinking="false" fo:background-color="#cda869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6.1.11 LAB: Operators and expression<text:span text:style-name="T5">s</text:span></text:p>
      <text:p text:style-name="P2"/>
      <text:p text:style-name="P2"><text:span text:style-name="Strong_20_Emphasis"><text:span text:style-name="T6">LAB</text:span></text:span></text:p>
      <text:h text:style-name="P1" text:outline-level="2">Estimated time</text:h>
      <text:p text:style-name="P3">15-20 minutes</text:p>
      <text:h text:style-name="P1" text:outline-level="2">Level of difficulty</text:h>
      <text:p text:style-name="P3">Easy</text:p>
      <text:h text:style-name="P1" text:outline-level="2">Objectives</text:h>
      <text:list text:style-name="L3">
        <text:list-item>
          <text:p text:style-name="P4">improving the ability to use numbers, operators, and arithmetic operations in Python;</text:p>
        </text:list-item>
        <text:list-item>
          <text:p text:style-name="P6"><text:span text:style-name="T2">using the </text:span><text:span text:style-name="Source_20_Text"><text:span text:style-name="T4">print()</text:span></text:span><text:span text:style-name="T2"> function's formatting capabilities;</text:span></text:p>
        </text:list-item>
        <text:list-item>
          <text:p text:style-name="P4">learning to express everyday-life phenomena in terms of programming language.</text:p>
        </text:list-item>
      </text:list>
      <text:h text:style-name="P1" text:outline-level="2">Scenario</text:h>
      <text:p text:style-name="P7"><text:span text:style-name="T2">Your task is to prepare a simple code able to evaluate the </text:span><text:span text:style-name="Strong_20_Emphasis"><text:span text:style-name="T3">end time</text:span></text:span><text:span text:style-name="T2"> of a period of time, given as a number of minutes (it could be arbitrarily large). The start time is given as a pair of hours (0..23) and minutes (0..59). The result has to be printed to the console.</text:span></text:p>
      <text:p text:style-name="P7"><text:span text:style-name="T2">For example, if an event starts at </text:span><text:span text:style-name="Strong_20_Emphasis"><text:span text:style-name="T3">12:17</text:span></text:span><text:span text:style-name="T2"> and lasts </text:span><text:span text:style-name="Strong_20_Emphasis"><text:span text:style-name="T3">59 minutes</text:span></text:span><text:span text:style-name="T2">, it will end at </text:span><text:span text:style-name="Strong_20_Emphasis"><text:span text:style-name="T3">13:16</text:span></text:span><text:span text:style-name="T2">.</text:span></text:p>
      <text:p text:style-name="P3">Don't worry about any imperfections in your code - it's okay if it accepts an invalid time - the most important thing is that the code produce valid results for valid input data.</text:p>
      <text:p text:style-name="P7"><text:span text:style-name="T2">Test your code carefully. Hint: using the </text:span><text:span text:style-name="Source_20_Text"><text:span text:style-name="T4">%</text:span></text:span><text:span text:style-name="T2"> operator may be the key to success.</text:span></text:p>
      <text:h text:style-name="P1" text:outline-level="2">Test Data</text:h>
      <text:p text:style-name="P7"><text:span text:style-name="T2">Sample input:</text:span><text:span text:style-name="Source_20_Text"><text:span text:style-name="T4">12 17 59</text:span></text:span></text:p>
      <text:p text:style-name="P7"><text:span text:style-name="T2">Expected output: </text:span><text:span text:style-name="Source_20_Text"><text:span text:style-name="T4">13:16</text:span></text:span></text:p>
      <text:p text:style-name="Text_20_body"/>
      <text:p text:style-name="P7"><text:span text:style-name="T2">Sample input:</text:span><text:span text:style-name="Source_20_Text"><text:span text:style-name="T4">23 58 642</text:span></text:span></text:p>
      <text:p text:style-name="P7"><text:span text:style-name="T2">Expected output: </text:span><text:span text:style-name="Source_20_Text"><text:span text:style-name="T4">10:40</text:span></text:span></text:p>
      <text:p text:style-name="Text_20_body"/>
      <text:p text:style-name="P7"><text:span text:style-name="T2">Sample input:</text:span><text:span text:style-name="Source_20_Text"><text:span text:style-name="T4">0 1 2939</text:span></text:span></text:p>
      <text:p text:style-name="P7"><text:span text:style-name="T2">Expected output: </text:span><text:span text:style-name="Source_20_Text"><text:span text:style-name="T4">1:0</text:span>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courier new" svg:font-family="'courier new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00:32:44.665309431</meta:creation-date>
    <dc:date>2023-07-07T00:40:04.551757173</dc:date>
    <meta:editing-duration>PT7M20S</meta:editing-duration>
    <meta:editing-cycles>1</meta:editing-cycles>
    <meta:generator>LibreOffice/7.5.4.2$Linux_X86_64 LibreOffice_project/50$Build-2</meta:generator>
    <meta:document-statistic meta:table-count="0" meta:image-count="0" meta:object-count="0" meta:page-count="1" meta:paragraph-count="23" meta:word-count="188" meta:character-count="1074" meta:non-whitespace-character-count="910"/>
  </office:meta>
</office:document-meta>
</file>